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officeooo:paragraph-rsid="000781b4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ext_20_body">
      <style:text-properties fo:font-size="11pt" officeooo:paragraph-rsid="000e7325" style:font-size-asian="11pt" style:font-size-complex="11pt"/>
    </style:style>
    <style:style style:name="P5" style:family="paragraph" style:parent-style-name="Text_20_body">
      <style:text-properties fo:font-size="11pt" officeooo:paragraph-rsid="0009f9bc" style:font-size-asian="11pt" style:font-size-complex="11pt"/>
    </style:style>
    <style:style style:name="P6" style:family="paragraph" style:parent-style-name="Text_20_body">
      <style:text-properties fo:font-size="11pt" officeooo:rsid="000bb0ab" officeooo:paragraph-rsid="000bb0ab" style:font-size-asian="11pt" style:font-size-complex="11pt"/>
    </style:style>
    <style:style style:name="P7" style:family="paragraph" style:parent-style-name="Text_20_body">
      <style:text-properties fo:font-size="11pt" officeooo:paragraph-rsid="000bb0ab" style:font-size-asian="11pt" style:font-size-complex="11pt"/>
    </style:style>
    <style:style style:name="P8" style:family="paragraph" style:parent-style-name="Text_20_body">
      <style:text-properties fo:font-size="11pt" officeooo:rsid="0010fbb7" officeooo:paragraph-rsid="0010fbb7" style:font-size-asian="11pt" style:font-size-complex="11pt"/>
    </style:style>
    <style:style style:name="P9" style:family="paragraph" style:parent-style-name="Text_20_body">
      <style:paragraph-properties fo:text-align="end" style:justify-single-word="false"/>
      <style:text-properties fo:font-size="11pt" officeooo:rsid="0010fbb7" officeooo:paragraph-rsid="0010fbb7" style:font-size-asian="11pt" style:font-size-complex="11pt"/>
    </style:style>
    <style:style style:name="P10" style:family="paragraph" style:parent-style-name="Text_20_body">
      <style:text-properties fo:font-size="11pt" officeooo:paragraph-rsid="0010fbb7" style:font-size-asian="11pt" style:font-size-complex="11pt"/>
    </style:style>
    <style:style style:name="P11" style:family="paragraph" style:parent-style-name="Text_20_body">
      <style:text-properties fo:font-size="11pt" officeooo:paragraph-rsid="00117637" style:font-size-asian="11pt" style:font-size-complex="11pt"/>
    </style:style>
    <style:style style:name="T1" style:family="text">
      <style:text-properties officeooo:rsid="000781b4"/>
    </style:style>
    <style:style style:name="T2" style:family="text">
      <style:text-properties officeooo:rsid="0008ead5"/>
    </style:style>
    <style:style style:name="T3" style:family="text">
      <style:text-properties officeooo:rsid="0009f9bc"/>
    </style:style>
    <style:style style:name="T4" style:family="text">
      <style:text-properties officeooo:rsid="000e7325"/>
    </style:style>
    <style:style style:name="T5" style:family="text">
      <style:text-properties officeooo:rsid="0010fbb7"/>
    </style:style>
    <style:style style:name="T6" style:family="text">
      <style:text-properties officeooo:rsid="001176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==================================linux======================================</text:p>
      <text:p text:style-name="P1">middle click after select command in bash will copy paste into new command</text:p>
      <text:p text:style-name="P1">ctrl+f1<text:tab/><text:tab/><text:span text:style-name="T1">(</text:span>go to console when gdm not working<text:span text:style-name="T1">)</text:span></text:p>
      <text:p text:style-name="P1">ctrl+r <text:s text:c="5"/><text:tab/><text:span text:style-name="T1">(</text:span>search in terminal<text:span text:style-name="T1">)</text:span></text:p>
      <text:p text:style-name="P1">sudo systemctl disable docker.socket</text:p>
      <text:p text:style-name="P1">dmesg <text:tab/><text:tab/><text:span text:style-name="T1">(</text:span>show log from init system<text:span text:style-name="T1">)</text:span></text:p>
      <text:p text:style-name="P1">lsmod <text:tab/>rmmod <text:tab/><text:tab/><text:tab/>modprob <text:tab/><text:tab/><text:tab/><text:tab/>- lspci <text:tab/>lsusb <text:tab/>lshw <text:tab/>lshal </text:p>
      <text:p text:style-name="P1">ls | less <text:tab/><text:tab/>ls | grep felan <text:s text:c="2"/><text:tab/><text:tab/>ls name*</text:p>
      <text:p text:style-name="P1">pstree | less <text:tab/><text:tab/>-<text:tab/><text:tab/>pstree | head <text:tab/><text:tab/>-<text:tab/><text:tab/>pstree | tail <text:s text:c="2"/>(bottom)</text:p>
      <text:p text:style-name="P1">tail /var/log/syslog <text:tab/><text:tab/>(آخرین اتفاقاتی که تو سیستم افتاده)</text:p>
      <text:p text:style-name="P1">//for system monitoring on any file or log file</text:p>
      <text:p text:style-name="P1">tail -f /var/log/syslog <text:tab/><text:tab/>(آخرین اتفاقاتی که تو سیستم افتاده و باز میمونه و اتفاقات جدید مثل پلاگ شدن رو نشون میده)</text:p>
      <text:p text:style-name="P1">whereis<text:tab/><text:tab/>-<text:tab/><text:tab/>ldd felanApp (see libraries that using)</text:p>
      <text:p text:style-name="P1">file fileName.txt <text:s/><text:tab/><text:tab/><text:tab/>/*shows type of file*/</text:p>
      <text:p text:style-name="P1">jcal <text:tab/><text:tab/><text:tab/><text:tab/><text:tab/>/*taghvim*/</text:p>
      <text:p text:style-name="P1">links2 weecode.ir/ <text:s text:c="3"/><text:tab/><text:tab/><text:tab/>/*links app*/</text:p>
      <text:p text:style-name="P1">man commandName <text:tab/><text:tab/><text:tab/><text:tab/>(press h in manual)</text:p>
      <text:p text:style-name="P1">tree dirName</text:p>
      <text:p text:style-name="P1">eject <text:tab/><text:tab/><text:tab/><text:tab/><text:tab/><text:tab/>/*ejects cdrom*/</text:p>
      <text:p text:style-name="P1">ln fromFile.txt toFile.txt <text:tab/><text:tab/><text:tab/>(hardlink-same inode)</text:p>
      <text:p text:style-name="P1">unlink hardLinkFile.txt <text:tab/><text:tab/><text:tab/><text:tab/>(removes linked file)</text:p>
      <text:p text:style-name="P1">ln -s newFile.txt softlink.txt <text:tab/><text:tab/><text:tab/>(**softlink-different inode) (softlink.txt -&gt; newFile.txt)</text:p>
      <text:p text:style-name="P1">which subl <text:tab/>- <text:tab/>ls -ltrh outputOfWhich <text:tab/><text:tab/></text:p>
      <text:p text:style-name="P1"/>
      <text:p text:style-name="P1">//------------------------bash-----------------------------</text:p>
      <text:p text:style-name="P1">shutdown -h now</text:p>
      <text:p text:style-name="P1">echo -e "hello\n"<text:tab/><text:tab/></text:p>
      <text:p text:style-name="P1">ls; echo done; <text:tab/><text:tab/><text:tab/>(two seperate command in one line) </text:p>
      <text:p text:style-name="P2">ls &amp;&amp; echo done <text:tab/><text:tab/>(two command in one line that must execute all if one not run others wont run) </text:p>
      <text:p text:style-name="P2">echo $?</text:p>
      <text:p text:style-name="P1">ls || echo done<text:tab/><text:tab/><text:tab/>(two command or) <text:tab/>echo done || ls; echo or</text:p>
      <text:p text:style-name="P1">exec ls <text:tab/><text:tab/><text:tab/><text:tab/><text:tab/><text:tab/><text:tab/>(run ls after that close shell)</text:p>
      <text:p text:style-name="P1">MYMOOD=happy <text:tab/><text:tab/><text:tab/><text:tab/><text:tab/>(define local variable)</text:p>
      <text:p text:style-name="P1">export MYMOOD=happy <text:tab/><text:tab/><text:tab/><text:tab/>(define global variable)</text:p>
      <text:p text:style-name="P1">unset MYMOOD<text:tab/><text:tab/><text:tab/><text:tab/><text:tab/><text:tab/><text:tab/><text:tab/><text:tab/><text:tab/><text:tab/><text:tab/></text:p>
      <text:p text:style-name="P1"/>
      <text:p text:style-name="P8">1</text:p>
      <text:p text:style-name="P1"><text:soft-page-break/>history <text:tab/><text:tab/>-<text:tab/>!! <text:tab/><text:tab/>(runs last command) <text:tab/>-<text:tab/>history | grep sudo</text:p>
      <text:p text:style-name="P1">!?MYMOOD? <text:tab/><text:tab/><text:tab/><text:tab/>(runs last command that has MYMOOD)</text:p>
      <text:p text:style-name="P10">echo $PATH</text:p>
      <text:p text:style-name="P10">PATH=$PATH:/home/babak/bin <text:tab/><text:tab/><text:tab/><text:tab/> <text:s text:c="10"/>(add environment path)</text:p>
      <text:p text:style-name="P1">vi .bashrc export PATH="$PATH:/home/babak/bin/" <text:s text:c="12"/><text:tab/> <text:s text:c="10"/>(add permanet environment path)</text:p>
      <text:p text:style-name="P1">echo $PATH - export PATH=copy from echo $PATH and change it <text:s text:c="7"/>(edit environment path)</text:p>
      <text:p text:style-name="P1">/etc/profile <text:tab/><text:tab/><text:span text:style-name="T4">(</text:span>shell configuration<text:span text:style-name="T4">)</text:span></text:p>
      <text:p text:style-name="P1">alias <text:tab/><text:tab/><text:tab/>(shows all aliases)</text:p>
      <text:p text:style-name="P1">funcName(){/*commands*/} <text:tab/>- call-&gt; funcName()</text:p>
      <text:p text:style-name="P1">env <text:tab/><text:tab/>- env babak=happy <text:tab/><text:tab/>- env --unset babak</text:p>
      <text:p text:style-name="P1">/**************/<text:tab/>php /var/www/html/artisan queue:work<text:tab/>/**************/</text:p>
      <text:p text:style-name="P1"/>
      <text:p text:style-name="P1">//------------------------streams----------------------------</text:p>
      <text:p text:style-name="P1">ls -1 | sort <text:tab/>----<text:tab/>ls -1 | sort -r <text:s text:c="2"/>----<text:tab/>sort file</text:p>
      <text:p text:style-name="P1">sort -n file <text:s text:c="3"/><text:tab/><text:tab/><text:tab/><text:tab/><text:tab/>(sort in numeric)</text:p>
      <text:p text:style-name="P1">sort file | uniq -c /*{for count}*/ -u /*{doesnt show doubled word}*/ -d /*{just shows doubled word}*/</text:p>
      <text:p text:style-name="P1">/*(remove same words and shows just one of theme)*/ <text:tab/>/*{sort is nessessary in this command}*/</text:p>
      <text:p text:style-name="P1">ls &gt;&gt; newFile <text:tab/>(خروجی را بریز به ف<text:span text:style-name="T1">ای</text:span>ل) (redirect datas to newFile)(&gt;&gt; is add and append)</text:p>
      <text:p text:style-name="P1">ls x* m* &gt; outputFile 2&gt; errorFile or &amp;&gt; &amp;&gt;&gt; (خروجی استاندارد را بریز به <text:span text:style-name="T2">فایل اول</text:span> و خروجی ارور را بریز به <text:span text:style-name="T2">فایل ارور</text:span>)</text:p>
      <text:p text:style-name="P1">ls a* &gt;&gt; outputFile <text:tab/><text:tab/><text:tab/><text:tab/> <text:s text:c="3"/>(محتویات فایل را حذف نکن فقط خروجی جدید را تهش اضافه کن)</text:p>
      <text:p text:style-name="P1">ls a* x* 1&gt; outputFile 2&gt;&amp;1 <text:tab/><text:tab/><text:tab/> <text:s text:c="4"/>خروجی ارور را بریز همونجا که خروجی استاندارد رو میریزی</text:p>
      <text:p text:style-name="P1">ls a* x* &gt; /dev/null 2&gt; errorFile <text:tab/><text:tab/> <text:s text:c="4"/>خروجی استاندارد را بریز تو هیچجا و نمایش نده</text:p>
      <text:p text:style-name="P1">cat -n myFile <text:s text:c="7"/>or <text:s text:c="8"/>nl myFile <text:tab/><text:tab/> <text:s text:c="4"/>(شماره گذاری خطوط خروجی)</text:p>
      <text:p text:style-name="P1">cut -f1 d, <text:tab/><text:tab/><text:tab/><text:tab/><text:tab/> <text:s text:c="4"/>(cut filed 1 seperator is ,)</text:p>
      <text:p text:style-name="P1">paste <text:tab/><text:tab/>join</text:p>
      <text:p text:style-name="P1">cat file | tr ' ' '-' &gt; newFile <text:tab/>(translate from ' ' to '-') <text:tab/>- {tr cant run alone}</text:p>
      <text:p text:style-name="P1">cat file | tr '\t' ' ' | tr ' ' '-'</text:p>
      <text:p text:style-name="P1">//---------regex--------</text:p>
      <text:p text:style-name="P3">grep -v a friends<text:tab/><text:tab/> بگرد تو فایل دوستان دنبال غیر از <text:span text:style-name="T2">حرف آ</text:span> ها <text:s/>(v is reverse)</text:p>
      <text:p text:style-name="P1">egrep "^[a-h].*a$" friends <text:tab/>شروع میشه با از <text:span text:style-name="T2">آ</text:span> تا <text:span text:style-name="T2">اچ</text:span> هرچندتا و آخرش هم <text:span text:style-name="T2">آ</text:span> باشه</text:p>
      <text:p text:style-name="P1">tr ' ' ',' &lt; newFile<text:tab/> <text:tab/>تمام فاصله هارو به کاما تبدیل کن ، ورودی از فایل <text:span text:style-name="T1">روبه رو</text:span></text:p>
      <text:p text:style-name="P1">sed 's/A/B' file <text:tab/><text:tab/>(subtitude from 'A' to 'B' first word s is subtitude) <text:s text:c="2"/><text:tab/>- {sed can run alone}</text:p>
      <text:p text:style-name="P1">sed 's/A/B/g' file <text:tab/><text:tab/>(subtitude from 'A' to 'B' in all words - g is global) <text:s text:c="2"/>- {sed can run alone}</text:p>
      <text:p text:style-name="P1">sed 's/you/shoma' file</text:p>
      <text:p text:style-name="P1">{regex can use in sed command like} sed -r "s/^a/b/"</text:p>
      <text:p text:style-name="P1"/>
      <text:p text:style-name="P8">2</text:p>
      <text:p text:style-name="P1"><text:soft-page-break/>//------------------------file management-----------------------</text:p>
      <text:p text:style-name="P1">ls -1 -a <text:tab/>{shows list 1 line 1 line - (a) is hidden} -<text:tab/>ls -R (Recursive) <text:tab/>- rm -R myDir <text:s/>- <text:s/>ls *jpg </text:p>
      <text:p text:style-name="P4">ls -ltrhi <text:s/>{shows list long and (h)human readable and (t)sort in time created and (r)reverse time and (i) inode}</text:p>
      <text:p text:style-name="P1">cp source destination <text:tab/><text:tab/>- <text:tab/>mv file1 file2 file3 dir <text:tab/>(multiple move-last one is destination)</text:p>
      <text:p text:style-name="P1">mv myFile newFile <text:tab/><text:tab/><text:tab/><text:tab/>(rename directory)</text:p>
      <text:p text:style-name="P1">cp -f (f is overwrite-f is default in user mode) <text:tab/>-i (interactive ask Y/N question for delete and overwrite)</text:p>
      <text:p text:style-name="P1">cp -b (will copy and makes backup of file) <text:tab/>-p (preserve the attributes-keeps attributes)</text:p>
      <text:p text:style-name="P1">mkdir <text:tab/>rmdir <text:tab/>- <text:tab/>mkdir -p dir1/dir2 <text:tab/>(makes child and Parent dirs)</text:p>
      <text:p text:style-name="P1">rm * -i <text:tab/><text:tab/><text:tab/><text:tab/><text:tab/><text:tab/>(remove all files here interactive)</text:p>
      <text:p text:style-name="P1">cp * newFolder <text:tab/>(copy all to newFolder) - <text:s/>rm -<text:span text:style-name="T4">R</text:span> newFolder <text:s text:c="3"/>/* (remove everything in newFolder)*/</text:p>
      <text:p text:style-name="P1">ls f? <text:tab/>(f and one character) <text:tab/>- ls f?? <text:tab/>(فایل سه حرفی که با <text:span text:style-name="T1">اف </text:span>شروع میشه)</text:p>
      <text:p text:style-name="P1">ls [a-z]* <text:tab/>(matches all a,..,z) <text:tab/>- ls [0-9a-zA-Z]* <text:tab/>- ls [!x]* <text:tab/>(not x) <text:tab/>- ls ?[1e]* </text:p>
      <text:p text:style-name="P1">lsof <text:tab/>(ls open files)</text:p>
      <text:p text:style-name="P1">cp ???.* /tmp</text:p>
      <text:p text:style-name="P1"/>
      <text:p text:style-name="P1">//-----------------------------Search----------------------------</text:p>
      <text:p text:style-name="P1">find . <text:tab/>(find all in this dir) <text:tab/><text:tab/>- find . -name "f*" <text:tab/>- find . -iname "*f*" <text:s/>(i is case insensitive)</text:p>
      <text:p text:style-name="P1">find . -iname "???" <text:tab/><text:tab/><text:tab/>(all files in three characters)</text:p>
      <text:p text:style-name="P1">find /babak -type d -iname "b*" <text:tab/>(find just (d) for directories - (f) for files - (l) link)</text:p>
      <text:p text:style-name="P1">find /babak -size -20M <text:s/>or +2G <text:tab/>or <text:tab/>+100KB <text:tab/>or <text:tab/> 0 <text:tab/> or <text:s text:c="2"/>50MB <text:s/>-<text:tab/>-size 0 == -empty</text:p>
      <text:p text:style-name="P1">find . -atime -6 <text:tab/>or <text:s/>-ctime <text:tab/>or <text:tab/>-mtime <text:tab/> (in days)<text:tab/>or -amin -cmin -mmin</text:p>
      <text:p text:style-name="P1">find . -cmin -30 -exec cp -R "{}" backup/ \;<text:tab/><text:tab/> نتیجه جستجو رو کپی کن به دا<text:span text:style-name="T1">ی</text:span>رکتوری بک آپ</text:p>
      <text:p text:style-name="P1">find . -name "a*" - type f | xargs rm<text:tab/> <text:tab/><text:tab/>خروجی جستجو رو به بده به <text:span text:style-name="T1">آرگس</text:span> تا پاکش کنه</text:p>
      <text:p text:style-name="P1">locate fileName <text:tab/><text:tab/><text:tab/>(full text search in linux-veryyyyy faster than find)</text:p>
      <text:p text:style-name="P1">sudo updatedb <text:tab/><text:tab/><text:tab/>(updates db of locate) - conf is in /etc/updatedb.conf</text:p>
      <text:p text:style-name="P1"/>
      <text:p text:style-name="P1">ls | xargs echo filam ina hastan <text:tab/>اول دستور جلوی <text:span text:style-name="T1">آرگس</text:span> رو مینویسه بعد خروجی دستور اول رو جلوش انجام میده</text:p>
      <text:p text:style-name="P1">ls | tee myFile<text:tab/><text:tab/><text:tab/><text:tab/> خروجی <text:span text:style-name="T3">ال اس</text:span> رو میریزه تو <text:span text:style-name="T3">مایفایل</text:span> و همزمان نمایش میده چکار کرده</text:p>
      <text:p text:style-name="P1">file -i flan <text:tab/><text:tab/><text:tab/><text:tab/>(shows type of file)(i for mime format)</text:p>
      <text:p text:style-name="P1">gzip myFile <text:tab/>- <text:tab/>gunzip myFile.gz</text:p>
      <text:p text:style-name="P1">tar -cf myArchive.tar * <text:tab/><text:tab/>(cf is create file - tar just collapse all files to one file[archive])</text:p>
      <text:p text:style-name="P1">tar -cfz myArchive.tar.gz * <text:tab/><text:tab/>(z for gzip)</text:p>
      <text:p text:style-name="P1">tar -xf myArchive.tar.gz <text:tab/><text:tab/>(extract- opens file)</text:p>
      <text:p text:style-name="P1">tar -xfv myArchive.tar.gz <text:tab/><text:tab/>(v for verbose! - show operaions in working)</text:p>
      <text:p text:style-name="P1">tar -rf myArchive.tar newFile <text:tab/>(appends newFile to tar archive)</text:p>
      <text:p text:style-name="P1">sudo dd if=ubuntu.iso of=/dev/sdb/ bs=4096 <text:s text:c="2"/>(advanced copy- if=input file - of=outputfile - bs=blocksize)</text:p>
      <text:p text:style-name="P1">sudo dd if=/dev/sda1 of=backupsda1.dd bs=4096 <text:tab/>(backup of system) <text:tab/><text:tab/><text:tab/><text:tab/><text:span text:style-name="T5">3</text:span></text:p>
      <text:p text:style-name="P4"><text:soft-page-break/>sudo dd of=/dev/sda1 if=backupsda1.dd bs=4096 <text:tab/>(recover backup system) </text:p>
      <text:p text:style-name="P4"><text:tab/>4096 fast is for cd dvd - bs=100M or 1G</text:p>
      <text:p text:style-name="P1">ftp weecode.ir &lt;&lt; END <text:tab/>وصل شو به سرور ورودی بگیر در خطوط بعد تا زمانی که <text:span text:style-name="T3">اند</text:span> تایپ شد تمام</text:p>
      <text:p text:style-name="P1">//----------------------------process-----------------------------</text:p>
      <text:p text:style-name="P1">&amp;<text:tab/><text:tab/><text:tab/><text:tab/><text:tab/> بعد هردستور اونو تو بک گراند ران میکنه و با دستور <text:span text:style-name="T3">جابز</text:span> قابل دیدنه</text:p>
      <text:p text:style-name="P1">jobs -l <text:s text:c="2"/>(l is long - returns pid)</text:p>
      <text:p text:style-name="P1">bg<text:tab/><text:tab/><text:tab/><text:tab/> پروسس فریز شده با <text:span text:style-name="T3">(کنترل + زد )</text:span> را دوباره ران میکند <text:tab/>bg %2</text:p>
      <text:p text:style-name="P1">fg %2 <text:s text:c="37"/>پروسس شماره دو را به فورگراند میاره</text:p>
      <text:p text:style-name="P1">kill %1<text:tab/><text:tab/>(normall close with save)<text:tab/><text:tab/>-<text:tab/>kill -9 16028&lt;pid&gt; <text:tab/> <text:s/>(force close)</text:p>
      <text:p text:style-name="P1">killall sleep<text:tab/><text:tab/><text:tab/><text:tab/> <text:s text:c="4"/><text:tab/>هرچی دستور اسمش اسلیپ هست رو ببند</text:p>
      <text:p text:style-name="P1">nohup <text:tab/><text:tab/><text:tab/><text:tab/><text:tab/><text:tab/>اول دستور بذاریم اون دستور رو در هر صورتی حتی خروج ما اجرا میکنه</text:p>
      <text:p text:style-name="P1">nohup script.sh &gt; mynohup.out 2&gt;&amp;1 &amp; <text:tab/>-<text:tab/>cat mynohup.out</text:p>
      <text:p text:style-name="P1">ps -ef <text:tab/>دیدن همه پروسس ها + ppid <text:tab/><text:tab/>-<text:tab/>ps aux | head <text:tab/><text:tab/>دیدن همه پروسس ها <text:tab/>- ps -l</text:p>
      <text:p text:style-name="P1">ps -C xeyes --sort +comm,-sid -o user,pid,time,comm <text:tab/>(C is search for)(o is Output columns)</text:p>
      <text:p text:style-name="P1">free -m or -g <text:tab/><text:tab/><text:tab/><text:tab/><text:tab/><text:tab/>(shows free ram in mb or gb)</text:p>
      <text:p text:style-name="P1">//-----------------------------vi<text:span text:style-name="T5">m</text:span>----------------------------------</text:p>
      <text:p text:style-name="P1">i <text:s/>/*insert mode*/ <text:tab/><text:tab/>-press Esc /*then*/ -&gt; u /*undo in command mode*/</text:p>
      <text:p text:style-name="P1">/*replace a word in command mode on a word*/ -&gt; c /*then*/ w</text:p>
      <text:p text:style-name="P1">/*delete a word in command mode on a word*/ <text:s/>-&gt; d /*then*/ w</text:p>
      <text:p text:style-name="P1">/ /*search forward*/ <text:tab/>- ? /*search backward*/</text:p>
      <text:p text:style-name="P1">:q <text:tab/>-:q! <text:s/><text:tab/>!یعنی مطمعنم دارم چکار میکنم <text:tab/>-:w! </text:p>
      <text:p text:style-name="P1">:w (write file) <text:tab/>-:w myFile.txt (write to new file) </text:p>
      <text:p text:style-name="P1">:e! <text:s text:c="3"/>:qa! <text:tab/><text:tab/>/*if you fucked file it reloads file from disk and refresh it*/</text:p>
      <text:p text:style-name="P1">:! <text:tab/><text:tab/><text:tab/>(runs shell commands) --like--&gt; :!ls</text:p>
      <text:p text:style-name="P1">ZZ<text:tab/><text:tab/><text:tab/>(Exit and save if <text:s/>modified- without : - its faster than :wq if large file not modified)</text:p>
      <text:p text:style-name="P1">:help copy <text:s text:c="3"/>- <text:s/>:help save </text:p>
      <text:p text:style-name="P1">x <text:s/>/*cut*/<text:tab/>-dd /*Delete Line*/<text:tab/>-p /*paste last deleted text after cursor*/<text:tab/><text:tab/>-P /*before*/</text:p>
      <text:p text:style-name="P1">//-----------------------------Partitions----------------------------</text:p>
      <text:p text:style-name="P1">sudo fdisk -l /dev/sda<text:tab/><text:tab/>-<text:tab/>sudo fdisk <text:s/>/dev/sda</text:p>
      <text:p text:style-name="P1">sudo gdisk /dev/sda <text:tab/>(modern command) (GPT disks) (in gdisk you can change partition name)</text:p>
      <text:p text:style-name="P1">sudo mkfs -t ext4 -L driveName /dev/sda2 <text:tab/>(make file system == format) <text:tab/>- sudo mkfs.ext4 /dev/sda2</text:p>
      <text:p text:style-name="P1">ls /sbin/mk* <text:tab/><text:tab/><text:tab/><text:tab/><text:tab/>(shows all mkfs commands)</text:p>
      <text:p text:style-name="P10">mkswap /dev/sda3<text:tab/>-<text:tab/>blkid /dev/sda1<text:tab/><text:tab/>(returns UUID of disk)</text:p>
      <text:p text:style-name="P1"><text:span text:style-name="T5">1.</text:span>fallocate -1 1G /swapfile<text:tab/><text:tab/><text:span text:style-name="T5">2.</text:span>mkswap /swapfile<text:tab/><text:tab/><text:span text:style-name="T5">3.</text:span>swapon /swapfile</text:p>
      <text:p text:style-name="P1">mount /dev/sda1 /media/babak<text:tab/>- mount -o ro /dev/sda1 /media/babak (o is output - ro is readonly - rw)</text:p>
      <text:p text:style-name="P1">umount /media/babak <text:s text:c="2"/>or <text:s text:c="3"/>umount /dev/sda1<text:tab/>- mount <text:s/>(shows all mounted disks)</text:p>
      <text:p text:style-name="P1">swapon -a <text:tab/><text:tab/>- <text:tab/>swapoff <text:s text:c="2"/>- swapon -s<text:tab/><text:tab/><text:tab/><text:tab/><text:tab/><text:tab/><text:tab/><text:span text:style-name="T5">4</text:span></text:p>
      <text:p text:style-name="P1"><text:soft-page-break/>//-----------------------------system health---------------------------</text:p>
      <text:p text:style-name="P1">cat /etc/fstab <text:s text:c="2"/>(Bootup file)</text:p>
      <text:p text:style-name="P1">sudo blkid<text:tab/>-<text:tab/>fsck /dev/sdb1 <text:tab/><text:tab/>- fsck UUID="" <text:tab/><text:tab/>(file system check)</text:p>
      <text:p text:style-name="P1">sudo tune2fs -l /dev/sda1</text:p>
      <text:p text:style-name="P1">df -TH <text:tab/><text:tab/><text:tab/><text:tab/><text:tab/>(disk free remains) (H or h human) (T for disk type)</text:p>
      <text:p text:style-name="P1">du /Desktop -hc <text:tab/><text:tab/><text:tab/>(disk usage) (c for total) (-s for just summary)</text:p>
      <text:p text:style-name="P1">sudo debugfs /dev/sdb1</text:p>
      <text:p text:style-name="P1">//----------------------------------scripts----------------------------------</text:p>
      <text:p text:style-name="P1">BABAK=$(ls -1) <text:tab/><text:tab/>- echo $BABAK <text:tab/> /*this is good for chmod files in loop on server*/</text:p>
      <text:p text:style-name="P1">today=`date +%Y%m%d-%H%M%S` <text:tab/>- echo 'some text' &gt; $today.log</text:p>
      <text:p text:style-name="P1">vim hi.sh <text:tab/><text:tab/><text:tab/>←write<text:tab/><text:tab/>-<text:tab/>sh hi.sh <text:s text:c="3"/><text:tab/><text:tab/><text:tab/>&lt;-run</text:p>
      <text:p text:style-name="P1">chmod +x hi.sh <text:s/><text:tab/><text:tab/>&lt;-executable <text:tab/><text:tab/>- or chmod 755</text:p>
      <text:p text:style-name="P1">./hi.sh <text:s text:c="3"/><text:tab/><text:tab/><text:tab/>&lt;-run in executable mode</text:p>
      <text:p text:style-name="P1">//---in writing script--- <text:s/></text:p>
      <text:p text:style-name="P1"><text:tab/>#!/bin/bash</text:p>
      <text:p text:style-name="P1"><text:tab/>echo <text:s/>/*new line*/ </text:p>
      <text:p text:style-name="P1"><text:tab/>read NAME</text:p>
      <text:p text:style-name="P1"><text:tab/>if [ $NAME = 'babak' ]</text:p>
      <text:p text:style-name="P1"><text:tab/>then</text:p>
      <text:p text:style-name="P1"><text:tab/><text:tab/>//do</text:p>
      <text:p text:style-name="P1"><text:tab/>else</text:p>
      <text:p text:style-name="P1"><text:tab/><text:tab/>//do</text:p>
      <text:p text:style-name="P1"><text:tab/>fi</text:p>
      <text:p text:style-name="P1"><text:tab/></text:p>
      <text:p text:style-name="P1"><text:tab/>for NUM in 1 2 3; <text:tab/>//or <text:s text:c="2"/>for FILE in $(ls) <text:tab/>//or <text:tab/>for NUM in `seq 1 50` <text:s text:c="2"/>//or <text:s text:c="2"/>in $(ls -1)</text:p>
      <text:p text:style-name="P1"><text:tab/>do <text:tab/><text:tab/><text:tab/><text:tab/><text:tab/><text:tab/>//<text:tab/> <text:s text:c="2"/>do</text:p>
      <text:p text:style-name="P1"><text:tab/><text:tab/>echo $NUM <text:tab/><text:tab/><text:tab/>// <text:tab/>wc $FILE <text:tab/>// or <text:s text:c="2"/>chmod -R 755 $FILE</text:p>
      <text:p text:style-name="P1"><text:tab/>done <text:tab/><text:tab/><text:tab/><text:tab/><text:tab/>//<text:tab/> <text:s text:c="2"/>done</text:p>
      <text:p text:style-name="P1"/>
      <text:p text:style-name="P1"><text:tab/>$VAR=25</text:p>
      <text:p text:style-name="P1"><text:tab/>while [ $VAR -gt 42]</text:p>
      <text:p text:style-name="P1"><text:tab/>do</text:p>
      <text:p text:style-name="P1"><text:tab/><text:tab/>echo $VAR</text:p>
      <text:p text:style-name="P1"><text:tab/><text:tab/>let VAR=VAR-1</text:p>
      <text:p text:style-name="P1"><text:tab/>done</text:p>
      <text:p text:style-name="P1">//in script writing</text:p>
      <text:p text:style-name="P1">echo "body of message or $VAR" | mail -s "subject" root<text:tab/><text:tab/><text:tab/><text:tab/><text:tab/><text:tab/><text:span text:style-name="T5">5</text:span></text:p>
      <text:p text:style-name="P1"><text:soft-page-break/>//------------------------------------users-groups-------------------------------</text:p>
      <text:p text:style-name="P1">useradd babak -aG www-data <text:s text:c="4"/>/*(aG is add to additional Group)*/ <text:tab/><text:tab/>- adduser babak</text:p>
      <text:p text:style-name="P1">passwd <text:tab/><text:tab/><text:tab/><text:tab/><text:tab/><text:tab/><text:tab/> <text:s text:c="2"/>- /*in sudo mode*/ -&gt; passwd babak</text:p>
      <text:p text:style-name="P1">/etc/skel/ <text:tab/><text:tab/>هر کاربر جدید که ساخته بشه محتویات این فولدر را براش کپی میکنه</text:p>
      <text:p text:style-name="P1">usermod -aG -L -U <text:tab/>/*(L-&gt;Lock this account)(U-&gt;Unlock)(aG-&gt;add To More Groups)-mod is modify*/</text:p>
      <text:p text:style-name="P1">usermod -c 'mr babak' babak <text:tab/><text:tab/><text:tab/>/*(c-&gt;comment name for display)*/</text:p>
      <text:p text:style-name="P1">usermod -s /bin/zsh babak <text:s text:c="2"/><text:tab/><text:tab/><text:tab/>/*(s-&gt;specify shell)*/</text:p>
      <text:p text:style-name="P1">userdel -r babak <text:tab/><text:tab/><text:tab/><text:tab/>/*(r-&gt;remove /home/babak/)*/</text:p>
      <text:p text:style-name="P1">groupadd newGroup</text:p>
      <text:p text:style-name="P1">groupdel newGroup</text:p>
      <text:p text:style-name="P1"/>
      <text:p text:style-name="P1">/etc/passwd</text:p>
      <text:p text:style-name="P1">chage babak<text:tab/><text:tab/><text:tab/><text:tab/> - chage -l babak <text:tab/><text:tab/>/*list information about expire password*/</text:p>
      <text:p text:style-name="P1">id babak <text:tab/><text:tab/><text:tab/><text:tab/><text:tab/><text:tab/><text:tab/><text:tab/>/*shows id of user and groups*/</text:p>
      <text:p text:style-name="P1">getent passwd babak <text:s text:c="2"/><text:tab/><text:tab/> <text:s text:c="2"/>- getent hosts localhost <text:s/><text:tab/><text:tab/> /*get entry of ...*/</text:p>
      <text:p text:style-name="P1">usermod -s /sbin/nologin gdm <text:s/><text:tab/><text:tab/><text:tab/><text:tab/><text:tab/><text:tab/>/*it prevents login for gdm user*/</text:p>
      <text:p text:style-name="P1"/>
      <text:p text:style-name="P1">//----------------------------Automate System Administration---------------------------</text:p>
      <text:p text:style-name="P1">crontab -l <text:tab/><text:tab/>/*shows corns*/ /*it's location -&gt; /var/spool/cron/crontabs/USERNAME*/</text:p>
      <text:p text:style-name="P1">crontab -e <text:s text:c="3"/><text:tab/><text:tab/>/*e for edit*/</text:p>
      <text:p text:style-name="P4">1 * * * * /home/babak/bin/script.sh </text:p>
      <text:p text:style-name="P4"><text:tab/>/* m=minute, h=hour, dom=day of month, mon=month, dow=day of week*/</text:p>
      <text:p text:style-name="P1">/*for example <text:s/>--&gt; <text:s/>14 15 1 * * --&gt; 15:14 monthly*/ ( */5 * * * * ) /*is every 5 minutes*/</text:p>
      <text:p text:style-name="P1">0 8 * * 3-6/2 /*یک روز در میان */ <text:tab/>1 */8 * * * /*do it per 8 hours*/ 42 2 1 * * /*for backup monthly*/</text:p>
      <text:p text:style-name="P1">@reboot <text:s/>- @daily <text:tab/>/*instead of m h dom mon dow*/</text:p>
      <text:p text:style-name="P1">at now + 2 min <text:tab/><text:tab/>- at 8:00 -&gt; shutdown -h now <text:s text:c="3"/>- at tomorrow <text:s text:c="2"/>/*next 24h*/</text:p>
      <text:p text:style-name="P1">atq <text:tab/><text:tab/><text:tab/><text:tab/>/*shows queue of ats*/ <text:s text:c="4"/>atrm {number of atq} <text:s/>/*remove at*/</text:p>
      <text:p text:style-name="P1">/etc/cron.d/ <text:tab/><text:tab/>/*system wide cron*/</text:p>
      <text:p text:style-name="P1">/etc/anacrontab <text:tab/>// if system was off in that hour that should runs a cron it is better to use anacrontab</text:p>
      <text:p text:style-name="P1"/>
      <text:p text:style-name="P1">/etc/cron.allow <text:s text:c="2"/>-&gt; babak <text:tab/><text:tab/>or <text:tab/>/etc/cron.deny <text:s text:c="10"/>/*just one of them could create*/</text:p>
      <text:p text:style-name="P1">/etc/at.allow <text:s text:c="4"/>-&gt; babak <text:tab/><text:tab/>or <text:tab/>/etc/at.deny<text:tab/> <text:s text:c="7"/>/*just one of them could create*/</text:p>
      <text:p text:style-name="P1"/>
      <text:p text:style-name="P1"/>
      <text:p text:style-name="P1"/>
      <text:p text:style-name="P9">6</text:p>
      <text:p text:style-name="P1"><text:soft-page-break/>//-----------------------------------Localization-------------------------------------</text:p>
      <text:p text:style-name="P1">locale <text:tab/><text:tab/>/*language*/<text:tab/><text:tab/>- dpkg-reconfigure locales</text:p>
      <text:p text:style-name="P1">export LC_ALL='fa_IR.UTF8' <text:tab/><text:tab/>- unset LC_ALL <text:tab/><text:tab/>- export LANG=C <text:s text:c="2"/>/*is for programming*/</text:p>
      <text:p text:style-name="P1">iconv -f WINDOWS-1258 -t UTF-8 file.txt <text:tab/><text:tab/>/*converts -f from -t to */</text:p>
      <text:p text:style-name="P1"/>
      <text:p text:style-name="P1">tzselect<text:tab/><text:tab/>/*changes local timezone after that command-&gt; */ <text:s/>export TZ='Asia/Tehran'</text:p>
      <text:p text:style-name="P1">/*1. edit system wide time zone*/ <text:tab/><text:tab/>/etc/timezone<text:tab/></text:p>
      <text:p text:style-name="P1">/*2.in /etc/localtime*/<text:tab/><text:tab/><text:tab/><text:tab/>unlink localtime <text:s text:c="3"/></text:p>
      <text:p text:style-name="P1">/*3.*/ <text:tab/><text:tab/><text:tab/><text:tab/><text:tab/><text:tab/>ln -s /usr/share/zoneinfo/Asia/Tehran localtime</text:p>
      <text:p text:style-name="P1"/>
      <text:p text:style-name="P1">ntpdate pool.ntp.org <text:tab/><text:tab/><text:tab/><text:tab/>/*gains correct time from that server*/</text:p>
      <text:p text:style-name="P1">hwclock -u -w <text:s/><text:tab/><text:tab/><text:tab/><text:tab/><text:tab/>/*sets the hardware clock from systemtime*/ </text:p>
      <text:p text:style-name="P1">apt install ntp <text:tab/>- systemctl enable ntp <text:tab/><text:tab/>/*sets time automatic always instead of ntpdate */</text:p>
      <text:p text:style-name="P1">ntpq -p <text:tab/><text:tab/><text:tab/><text:tab/><text:tab/><text:tab/>/*prints what is doing*/</text:p>
      <text:p text:style-name="P1"/>
      <text:p text:style-name="P1">//-------------------------------------system logging-----------------------------------</text:p>
      <text:p text:style-name="P1">journalctl <text:tab/><text:tab/><text:tab/><text:tab/>/*it's config is in /etc/systemd/journal.conf*/ /*var/log/journal/*/</text:p>
      <text:p text:style-name="P1">logger local1.info babak was here <text:s text:c="2"/><text:tab/>/*logger (facility) (user or @ip or mail) (action)*/</text:p>
      <text:p text:style-name="P1">/*facility.info or emerg/panic or alert or crit or err/error or warn/warning or notice or info or debug */</text:p>
      <text:p text:style-name="P1">logrotate <text:tab/><text:tab/><text:tab/><text:tab/>/*app for removing loggs*/</text:p>
      <text:p text:style-name="P1">ls -ltrh /var/log <text:s text:c="2"/><text:tab/><text:tab/><text:tab/>/*to see what file has benn written lately then */ tail -f daemon.log</text:p>
      <text:p text:style-name="P1"/>
      <text:p text:style-name="P1">//---------------------------------Mail Transfer Agent MTA-------------------------------</text:p>
      <text:p text:style-name="P1">cat /etc/aliases <text:tab/>/*shows all mail aliases for froward mail from: to*/ /*after edit*/ -&gt; newaliases</text:p>
      <text:p text:style-name="P1">vim ~/.forward <text:s text:c="10"/>/*in '~/' directory and put */ babakus7@gmail.com /*forwards locally mails without sudo*/</text:p>
      <text:p text:style-name="P1">mailutils <text:tab/>-&gt; <text:tab/>mail babak <text:s text:c="3"/>- mail babakus7@gmail.com</text:p>
      <text:p text:style-name="P1">mail <text:tab/><text:tab/>- <text:tab/>mail root<text:tab/></text:p>
      <text:p text:style-name="P1">d -&gt; /*delete*/ <text:s/><text:tab/><text:tab/> <text:s text:c="2"/>d 1-5 -&gt; /*delete 1 to 5 mails*/ </text:p>
      <text:p text:style-name="P1">echo -e remember to bring felan | mail -s "todo" babakus7@gmail.com /*useful for note for myself*/</text:p>
      <text:p text:style-name="P1">mailq <text:s text:c="5"/>/*queue of mails*/</text:p>
      <text:p text:style-name="P1"/>
      <text:p text:style-name="P1"/>
      <text:p text:style-name="P1"/>
      <text:p text:style-name="P1"/>
      <text:p text:style-name="P1"/>
      <text:p text:style-name="P9">7</text:p>
      <text:p text:style-name="P1"><text:soft-page-break/>//------------------------------------Manage Printers-----------------------------------</text:p>
      <text:p text:style-name="P1">sudo systemctl start cups<text:tab/>localhost:631<text:tab/><text:tab/>/*cups port in browser*/</text:p>
      <text:p text:style-name="P1">lpr file.txt /*print file*/<text:tab/>- lpq <text:s text:c="3"/>/*prints queue*/<text:tab/><text:tab/>- lprm 2 /*remove file from queue*/<text:tab/></text:p>
      <text:p text:style-name="P1">lpr -Pxerox_printer file.txt <text:s text:c="6"/>/*choose printer*/ <text:s text:c="2"/>- lpq -Pxerox_printer <text:tab/>- lpq -a <text:s text:c="5"/>/*all*/</text:p>
      <text:p text:style-name="P1">lprm - <text:s/>/*removes all print jobs*/<text:tab/><text:tab/>- sudo lpc status /*printer controll- list of printers*/</text:p>
      <text:p text:style-name="P1">cupsenable my_xerox - cupsdisable <text:s/>-&gt; /*for print phisically*/ </text:p>
      <text:p text:style-name="P1">cupsaccept <text:tab/>- cupsreject my_xerox -r 'chon por shode' -&gt; /*for accept queue <text:s/>-r is reason*/</text:p>
      <text:p text:style-name="P1">//-------------------------------------Network-------------------------------------------</text:p>
      <text:p text:style-name="P1">ifconfig <text:s text:c="2"/>/*shows enabled network devices*/ <text:tab/><text:tab/>ifconfig -a <text:s/>/*shows all network devices*/</text:p>
      <text:p text:style-name="P1">ifoconfig enp0s25 <text:s text:c="14"/>/*shows specific NIC*/<text:tab/>-<text:tab/>ifoconfig enp0s25 192.168.1.2 <text:tab/></text:p>
      <text:p text:style-name="P10"><text:tab/>/*set ip temporary for specific NIC enp0s25 is NIC name comes from ifconfig command*/</text:p>
      <text:p text:style-name="P1">/etc/network/interfaces <text:s/>-&gt; address 192.168.1.2 <text:s text:c="3"/><text:tab/> <text:s text:c="2"/><text:tab/> <text:s/>/*sets ip permanently*/</text:p>
      <text:p text:style-name="P1">ifoconfig enp0s25 192.168.1.2 netmask 255.255.255.0 <text:s text:c="4"/><text:tab/> <text:s/>/*set ip with netmask*/ </text:p>
      <text:p text:style-name="P1">/etc/network/interfaces <text:s/>-&gt; <text:s text:c="2"/>netmask 255.255.255.0 <text:s text:c="4"/><text:tab/><text:tab/> <text:s/>/*sets ip permanently*/</text:p>
      <text:p text:style-name="P1">/etc/network/interfaces <text:s/>-&gt; <text:s text:c="2"/>gateway 192.168.1.1 <text:s text:c="7"/><text:tab/><text:tab/> /*sets gateway permanently*/</text:p>
      <text:p text:style-name="P1">ifoconfig enp0s25 down<text:tab/>-<text:tab/>ifoconfig enp0s25 up</text:p>
      <text:p text:style-name="P1">/etc/network/interfaces.d/ <text:s text:c="3"/><text:tab/><text:tab/>/*config file for set ip permanently*//*create file eth0*/</text:p>
      <text:p text:style-name="P1">/etc/resolve.conf <text:tab/><text:tab/><text:tab/><text:tab/><text:tab/>/*set DNS temporary*/</text:p>
      <text:p text:style-name="P1">/etc/network/interfaces <text:s/>-&gt; dns-nameservers 4.2.2.4 <text:s/><text:tab/>/*set DNS permanently*/</text:p>
      <text:p text:style-name="P5">/etc/hostname<text:tab/> /etc/hosts <text:s text:c="11"/>getent hosts <text:s text:c="3"/>/*shows all hosts*/ <text:s text:c="4"/>getent dbName key <text:s text:c="3"/>- getent hosts iren.me</text:p>
      <text:p text:style-name="P1">route <text:s text:c="5"/>or <text:s text:c="2"/>netstat -nr <text:tab/><text:tab/> <text:s text:c="5"/>/*shows route table*/</text:p>
      <text:p text:style-name="P1">route add default gw 192.168.1.1 <text:s text:c="11"/>/*set default gateway we can see gateway from route command*/</text:p>
      <text:p text:style-name="P1">ip addr show <text:s text:c="3"/><text:tab/><text:tab/><text:tab/> <text:s text:c="4"/>/*it is newer command than ifconfig*/</text:p>
      <text:p text:style-name="P1">netstat -na | head <text:s/>یا <text:s/>grep ":80" <text:tab/> <text:s text:c="3"/>/*shows which ports are listening and established -a is active*/</text:p>
      <text:p text:style-name="P1">traceroute google.com <text:tab/><text:tab/>-&gt;<text:tab/><text:tab/>tracepath google.com</text:p>
      <text:p text:style-name="P1">dig google.com <text:tab/><text:tab/>netcat <text:s/>or <text:s/>nc <text:tab/><text:tab/><text:tab/>/*cat command for network*/</text:p>
      <text:p text:style-name="P1">lsof -P -n -i :80 -i :443 | grep LISTEN <text:tab/><text:tab/><text:tab/>/*nginx troubleshouting - lsof is list open files*/</text:p>
      <text:p text:style-name="P11">netstat -plan | grep nginx <text:tab/>/*nginx troubleshouting*/<text:tab/>-<text:tab/>tail -f /var/logs/nginx/*.log <text:s/></text:p>
      <text:p text:style-name="P11">systemctl status nginx mysql php7.2-fpm | grep -E "(Loaded|Active)"</text:p>
      <text:p text:style-name="P1">way 1: <text:tab/>sudo htpasswd -c /etc/nginx/.htpasswd admin</text:p>
      <text:p text:style-name="P1">way 2: sudo htpasswd -c /etc/nginx/passwords admin <text:tab/><text:tab/>/*create password with apache2-utils*/</text:p>
      <text:p text:style-name="P1">chown www-data /etc/nginx/passwords<text:tab/>-<text:tab/><text:tab/>chmod 600 /etc/nginx/passwords</text:p>
      <text:p text:style-name="P1">htpasswd /etc/nginx/passwords user1 <text:tab/><text:tab/><text:tab/>/*add user or edit user password*/</text:p>
      <text:p text:style-name="P1">htpasswd -D /etc/nginx/passwords user1 <text:tab/><text:tab/>/*delete user password*/</text:p>
      <text:p text:style-name="P11">/*in main location ~\.php$ configuration nginx -&gt;*/ </text:p>
      <text:p text:style-name="P11">auth_basic "Authentication is required..."; auth_basic_user_file /etc/nginx/passwords;</text:p>
      <text:p text:style-name="P1">echo nameserver 8.8.8.8 &gt; /etc/resolv.conf <text:tab/><text:tab/><text:span text:style-name="T6">(set dns bashrc)<text:tab/><text:tab/><text:tab/><text:tab/><text:tab/>8</text:span></text:p>
      <text:p text:style-name="P1"><text:soft-page-break/>//---------------------------------Security Administration-------------------------------</text:p>
      <text:p text:style-name="P1">find / -perm -u+s /*find files that their permision is SUID for apps*/</text:p>
      <text:p text:style-name="P1">/*باراول که سیستمی تحویل میگیریم خروجی این دستور رو تو فایل ذخیره میکنیم برای مقایسه بعدا*/</text:p>
      <text:p text:style-name="P1">netstat -tuna<text:tab/>-<text:tab/>netstat -pa | grep LISTEN | less<text:tab/> /*see open ports*/</text:p>
      <text:p text:style-name="P1">fuser 80/tcp <text:tab/>-<text:tab/>lsof -i <text:tab/><text:tab/><text:tab/><text:tab/><text:tab/>/*see open ports*/ /*-i for internet connections*/</text:p>
      <text:p text:style-name="P1">nmap localhost or google.com <text:tab/><text:tab/><text:tab/><text:tab/>/*analyze open ports */</text:p>
      <text:p text:style-name="P1">su jafar -<text:tab/>/*login to jaffar with jafar password*/ <text:tab/>/*su root login to root with root password*/</text:p>
      <text:p text:style-name="P5">sudo su - <text:s text:c="2"/><text:tab/>/*login to root with my password*/<text:tab/></text:p>
      <text:p text:style-name="P5">visudo <text:tab/>- sudo usermod -aG sudo babak<text:tab/>/*add user to sudoers*/</text:p>
      <text:p text:style-name="P1">ulimit -a <text:s text:c="2"/>/*shows limit of anything*/ <text:tab/>/*export of command shows -t or -harchi for reaching that*/</text:p>
      <text:p text:style-name="P1">ulimit -t 1 <text:tab/><text:tab/><text:tab/><text:tab/>/*sets cpu time to 1 for this user temporary - for resource management*/</text:p>
      <text:p text:style-name="P1">/etc/security/limits.conf <text:tab/><text:tab/>/*sets limit permanently*/</text:p>
      <text:p text:style-name="P1">w <text:tab/>-<text:tab/>who<text:tab/> <text:s text:c="2"/><text:tab/><text:tab/>/*checking users in the system*/</text:p>
      <text:p text:style-name="P1">last <text:tab/><text:tab/>/*shows logins of user*/ <text:tab/><text:tab/>last -f /var/log/btmp <text:tab/><text:tab/>/*shows failed logins*/</text:p>
      <text:p text:style-name="P1"/>
      <text:p text:style-name="P1">//====security host====</text:p>
      <text:p text:style-name="P1">/etc/nologin <text:tab/><text:tab/>/*create if you need and in that for example -&gt; system is down. come back 11PM*/</text:p>
      <text:p text:style-name="P1">/etc/services <text:tab/><text:tab/>/*shows all defined ports in system*/</text:p>
      <text:p text:style-name="P1">/etc/hosts.allow <text:tab/><text:tab/><text:tab/>/etc/hosts.deny</text:p>
      <text:p text:style-name="P1">//===encryption===</text:p>
      <text:p text:style-name="P5">ssh-keygen -t rsa -b 4096 -C "BABAK" <text:s text:c="2"/></text:p>
      <text:p text:style-name="P5"><text:tab/> /*copy this ssh and in server paste it in ~/.ssh/authorized_keys for strait connect to server*/</text:p>
      <text:p text:style-name="P1">or ssh-copy-id weecode.ir</text:p>
      <text:p text:style-name="P1">ssh -T git@gitlab.com</text:p>
      <text:p text:style-name="P1">ssh-agent /*Management ssh keys*/ <text:tab/> <text:s/>ssh-add -D <text:s/><text:tab/>/*deletes ssh keys*/ ssh-add /*add theme again*/</text:p>
      <text:p text:style-name="P1">ssh-add -l <text:tab/><text:tab/><text:tab/>/*add ssh to ssh-agent*/<text:tab/><text:tab/>/*l for list of finger prints*/</text:p>
      <text:p text:style-name="P1">/etc/ssh <text:s text:c="6"/><text:tab/><text:tab/><text:tab/>/*for all users*/</text:p>
      <text:p text:style-name="P6">{</text:p>
      <text:p text:style-name="P5">gpg --gen-key <text:s text:c="7"/><text:tab/></text:p>
      <text:p text:style-name="P5">gpg --export babak &gt; babak_public_key.pub /*to share our public key to other people then send it to him/her */</text:p>
      <text:p text:style-name="P5">/*in second system*/<text:tab/>gpg --import babak_public_key.pub <text:tab/><text:tab/>/*write a letter for babak -&gt; letter.txt*/ </text:p>
      <text:p text:style-name="P7">/*encrypt file*/gpg --out letter_gpg.txt --recipient babak --encrypt letter.txt <text:tab/>/*send letter_gpg.txt to babak*/</text:p>
      <text:p text:style-name="P1">/*open encrypt file*/ <text:tab/><text:tab/>gpg --out letter_decrypted.txt --decrypt letter_gpg.txt </text:p>
      <text:p text:style-name="P6">}</text:p>
      <text:p text:style-name="P1">gpg --output revoke.asc --gen-revoke babak <text:s/><text:tab/><text:tab/>/*recover private gpg key if it lost*/</text:p>
      <text:p text:style-name="P1">gpg -clearsign fileName <text:tab/><text:tab/><text:tab/><text:tab/><text:tab/>/*sign a file*/</text:p>
      <text:p text:style-name="P1">gpg --verify fileName <text:tab/><text:tab/><text:tab/><text:tab/>/*check in other system that signature is OK or not*/ <text:s/><text:tab/> <text:s text:c="6"/><text:span text:style-name="T6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8in" fo:page-height="11.6902in" style:num-format="1" style:print-orientation="portrait" fo:margin-top="0.3in" fo:margin-bottom="0.3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8in" fo:page-height="11.6902in" style:num-format="1" style:print-orientation="portrait" fo:margin-top="0.3in" fo:margin-bottom="0.3in" fo:margin-left="0.55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7:16:19.411015427</meta:creation-date>
    <dc:date>2019-01-08T08:47:24.061971206</dc:date>
    <meta:editing-duration>PT32M17S</meta:editing-duration>
    <meta:editing-cycles>6</meta:editing-cycles>
    <meta:generator>LibreOffice/6.1.2.1$Linux_X86_64 LibreOffice_project/10$Build-1</meta:generator>
    <meta:print-date>2019-01-08T08:30:09.858253053</meta:print-date>
    <meta:document-statistic meta:table-count="0" meta:image-count="0" meta:object-count="0" meta:page-count="9" meta:paragraph-count="308" meta:word-count="2831" meta:character-count="18820" meta:non-whitespace-character-count="15170"/>
  </office:meta>
</office:document-meta>
</file>